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56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/>
    </style:style>
    <style:style style:name="P26" style:parent-style-name="Standard" style:family="paragraph">
      <style:paragraph-properties fo:text-align="center" fo:margin-left="0.9805in" fo:text-indent="0.4902in">
        <style:tab-stops/>
      </style:paragraph-properties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  <style:text-properties fo:font-weight="bold" style:font-weight-asian="bold"/>
    </style:style>
    <style:style style:name="P31" style:parent-style-name="Standard" style:family="paragraph">
      <style:paragraph-properties fo:text-align="center"/>
      <style:text-properties fo:font-weight="bold" style:font-weight-asian="bold"/>
    </style:style>
    <style:style style:name="T32" style:parent-style-name="DefaultParagraphFont" style:family="text">
      <style:text-properties style:font-name-complex="Times New Roman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  <style:text-properties fo:font-weight="bold" style:font-weight-asian="bold"/>
    </style:style>
    <style:style style:name="P46" style:parent-style-name="Standard" style:family="paragraph">
      <style:paragraph-properties fo:text-align="center" fo:margin-left="0.9805in" fo:text-indent="0.4902in">
        <style:tab-stops/>
      </style:paragraph-properties>
    </style:style>
    <style:style style:name="T47" style:parent-style-name="DefaultParagraphFont" style:family="text">
      <style:text-properties style:font-name-complex="Times New Roman"/>
    </style:style>
    <style:style style:name="T48" style:parent-style-name="DefaultParagraphFont" style:family="text">
      <style:text-properties style:font-name-complex="Times New Roman"/>
    </style:style>
    <style:style style:name="T49" style:parent-style-name="DefaultParagraphFont" style:family="text">
      <style:text-properties style:font-name-complex="Times New Roman"/>
    </style:style>
    <style:style style:name="P50" style:parent-style-name="Standard" style:family="paragraph">
      <style:text-properties style:font-name-complex="Times New Roman"/>
    </style:style>
    <style:style style:name="P51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52" style:parent-style-name="Standard" style:family="paragraph">
      <style:paragraph-properties fo:text-align="center"/>
      <style:text-properties style:font-name-complex="Times New Roman"/>
    </style:style>
    <style:style style:name="P53" style:parent-style-name="Standard" style:family="paragraph">
      <style:paragraph-properties fo:text-align="center"/>
      <style:text-properties style:font-name-complex="Times New Roman"/>
    </style:style>
    <style:style style:name="P54" style:parent-style-name="Standard" style:family="paragraph">
      <style:text-properties style:font-name-complex="Times New Roman"/>
    </style:style>
    <style:style style:name="P55" style:parent-style-name="Standard" style:family="paragraph">
      <style:text-properties style:font-name-complex="Times New Roman"/>
    </style:style>
    <style:style style:name="P56" style:parent-style-name="Standard" style:family="paragraph">
      <style:text-properties style:font-name-complex="Times New Roman"/>
    </style:style>
    <style:style style:name="P57" style:parent-style-name="Standard" style:family="paragraph">
      <style:text-properties style:font-name-complex="Times New Roman"/>
    </style:style>
    <style:style style:name="P58" style:parent-style-name="Standard" style:family="paragraph">
      <style:text-properties style:font-name-complex="Times New Roman"/>
    </style:style>
    <style:style style:name="P59" style:parent-style-name="Standard" style:family="paragraph">
      <style:text-properties style:font-name-complex="Times New Roman"/>
    </style:style>
    <style:style style:name="P60" style:parent-style-name="Standard" style:family="paragraph">
      <style:text-properties style:font-name-complex="Times New Roman"/>
    </style:style>
    <style:style style:name="P61" style:parent-style-name="Standard" style:family="paragraph">
      <style:text-properties style:font-name-complex="Times New Roman"/>
    </style:style>
    <style:style style:name="P62" style:parent-style-name="Standard" style:family="paragraph">
      <style:text-properties style:font-name-complex="Times New Roman"/>
    </style:style>
    <style:style style:name="T63" style:parent-style-name="DefaultParagraphFont" style:family="text">
      <style:text-properties style:font-name-complex="Times New Roman"/>
    </style:style>
    <style:style style:name="T64" style:parent-style-name="DefaultParagraphFont" style:family="text">
      <style:text-properties style:font-name-complex="Times New Roman"/>
    </style:style>
    <style:style style:name="T65" style:parent-style-name="DefaultParagraphFont" style:family="text">
      <style:text-properties style:font-name-complex="Times New Roman" fo:font-weight="bold" style:font-weight-asian="bold"/>
    </style:style>
    <style:style style:name="T66" style:parent-style-name="DefaultParagraphFont" style:family="text">
      <style:text-properties style:font-name-complex="Times New Roman"/>
    </style:style>
    <style:style style:name="T67" style:parent-style-name="DefaultParagraphFont" style:family="text">
      <style:text-properties style:font-name-complex="Times New Roma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</office:automatic-styles>
  <office:body>
    <office:text text:use-soft-page-breaks="true">
      <text:p text:style-name="P1">Community Cornbread</text:p>
      <text:p text:style-name="P4"><text:tab/><text:tab/><text:tab/><text:tab/>(I found this recipe in<text:s/><text:span text:style-name="T5">Lake</text:span><text:s/>Magazine)</text:p>
      <text:p text:style-name="Standard"/>
      <text:p text:style-name="Standard">1-1/2 cups cornmeal<text:tab/><text:tab/><text:tab/><text:tab/><text:tab/>1 heaping tablespoon flour</text:p>
      <text:p text:style-name="Standard">3 teaspoons salt<text:tab/><text:tab/><text:tab/><text:tab/><text:tab/>1/2 teaspoon salt</text:p>
      <text:p text:style-name="Standard">1/2 teaspoon baking soda<text:tab/><text:tab/><text:tab/><text:tab/>1<text:s/>cup buttermilk</text:p>
      <text:p text:style-name="Standard">2/3 cup vegetable oil<text:tab/><text:tab/><text:tab/><text:tab/><text:tab/>2eggs, beaten</text:p>
      <text:p text:style-name="Standard">1 small can cream-style corn<text:tab/><text:tab/><text:tab/><text:tab/>1/2 cup sour cream</text:p>
      <text:p text:style-name="Standard">3-4 jalapenos, chopped<text:tab/><text:tab/><text:tab/><text:tab/>1/2 green pepper, chopped</text:p>
      <text:p text:style-name="Standard">4-5 green onions, chopped<text:tab/><text:tab/><text:tab/><text:tab/>1 tablespoon butter</text:p>
      <text:p text:style-name="Standard">1-1/2 cups grated cheddar cheese</text:p>
      <text:p text:style-name="Standard"/>
      <text:p text:style-name="Standard">Preheat oven to<text:s/>375º. <text:s/>Mix corn meal, flour, salt and baking soda; <text:s/>add buttermilk, oil, eggs and corn. <text:s/>Beat and mix well. <text:s/>Stir in jalapenos, green pepper and onions. <text:s/>Grease 9x14" baking dish or cast iron skillet with butter and heat well in preheated oven. <text:s/>Remove baking dish from oven and pour in half of batter; sprinkle with half of cheese; and repeat. <text:s/>Bake for 35 minutes. <text:s/>8 servings.</text:p>
      <text:p text:style-name="Standard"/>
      <text:p text:style-name="P6">Cornbread Dressing</text:p>
      <text:p text:style-name="P7"><text:tab/><text:tab/><text:tab/>Betty Jo Greer</text:p>
      <text:p text:style-name="Standard"/>
      <text:p text:style-name="P8">Make Cornbread:</text:p>
      <text:p text:style-name="Standard">1-1/2 cup meal<text:tab/><text:tab/><text:tab/><text:tab/><text:tab/>4 teaspoons baking power</text:p>
      <text:p text:style-name="Standard">3 tablespoons flour<text:tab/><text:tab/><text:tab/><text:tab/><text:tab/>1 teaspoon salt</text:p>
      <text:p text:style-name="Standard">2 eggs, beaten<text:tab/><text:tab/><text:tab/><text:tab/><text:tab/><text:tab/>1-2/3 cups buttermilk</text:p>
      <text:p text:style-name="Standard"/>
      <text:p text:style-name="Standard">Mix dry ingredients; add wet ingredients; mix well. <text:s/>Grease baking dish or cast iron skillet with butter and heat well in preheated oven. <text:s/>Remove baking dish from oven and pour in half of batter Bake in<text:s/>preheated oven at 350º for 45 minutes.</text:p>
      <text:p text:style-name="Standard"/>
      <text:p text:style-name="P9">Dressing:</text:p>
      <text:p text:style-name="Standard">Cornbread (above), cooled<text:tab/><text:tab/><text:tab/><text:tab/>15 slices white bread (few days old)</text:p>
      <text:p text:style-name="Standard">Chicken broth<text:tab/><text:tab/><text:tab/><text:tab/><text:tab/><text:tab/>3 cups celery, chopped</text:p>
      <text:p text:style-name="Standard">2 cups onions, chopped<text:tab/><text:tab/><text:tab/><text:tab/>1 stick butter</text:p>
      <text:p text:style-name="Standard">3 eggs<text:tab/><text:tab/><text:tab/><text:tab/><text:tab/><text:tab/><text:tab/>Black pepper</text:p>
      <text:p text:style-name="Standard"/>
      <text:p text:style-name="Standard">Saute onions and celery in melted butter until they are soft; set aside. <text:s/>Crumble cooled cornbread into fine crumbs; break white bread int small bits and add to cornbread. <text:s/>Add sauted onions and celery. <text:s/>Heat chicken broth (warm broth helps to blend all ingredients better than room temperature broth. <text:s/>Continue adding broth until dressing is right consistency. <text:s/>(Do not let it be too thick.) <text:s/>If you are making this ahead of time; put in sealable container and refrigerate. <text:s/>When read to bake, add 3 well-beaten eggs; mix well. <text:s/>Bake in 350º<text:s/>oven for 45 minutes to 1 hour (until top is lightly browned and consistency you want.)</text:p>
      <text:p text:style-name="P10"/>
      <text:p text:style-name="Standard">This is the recipe I follow when making dressing with these exceptions:</text:p>
      <text:p text:style-name="Standard"><text:tab/>I use the recipe for my cornbread on Martha White Self-rising Cornmeal Mix.</text:p>
      <text:p text:style-name="Standard"><text:tab/>I add 2 cans cream of chicken soup.</text:p>
      <text:p text:style-name="Standard"/>
      <text:p text:style-name="P11"/>
      <text:p text:style-name="P12"/>
      <text:p text:style-name="P13"/>
      <text:p text:style-name="P14"/>
      <text:p text:style-name="P15"/>
      <text:p text:style-name="P16">Crock Pot Cornbread Dressing</text:p>
      <text:p text:style-name="P17"><text:tab/><text:tab/><text:tab/>Ida Clark</text:p>
      <text:p text:style-name="Standard"/>
      <text:p text:style-name="Standard">6 cups cornbread (previously made)<text:tab/><text:tab/><text:tab/>8 slices day old bread</text:p>
      <text:p text:style-name="Standard">4 eggs<text:tab/><text:tab/><text:tab/><text:tab/><text:tab/><text:tab/><text:tab/>1 medium onion, chopped</text:p>
      <text:p text:style-name="Standard">1/2 cup celery, chopped<text:tab/><text:tab/><text:tab/><text:tab/>1-1/2 tablespoons sage or</text:p>
      <text:p text:style-name="Standard">1/2 teaspoon black pepper<text:tab/><text:tab/><text:tab/><text:tab/>1-1/2 <text:s/>tablespoons poultry seasoning</text:p>
      <text:p text:style-name="Standard">2 (10-1/2-oz.) cans cream of chicken soup<text:tab/><text:tab/>2 (10-1/2-oz.) cans chicken broth</text:p>
      <text:p text:style-name="Standard">1/4 cup butter<text:tab/><text:tab/><text:tab/><text:tab/><text:tab/><text:tab/>salat</text:p>
      <text:p text:style-name="Standard"/>
      <text:p text:style-name="Standard">Lay your bread out on the counter the night before you prepare the dressing so that it will dry. <text:s/>Crumble the breads. <text:s/>Add<text:s/>all other ingredients except butter. <text:s/>Salt to taste. <text:s/>Pour into a sprayed crock pot. <text:s/>Dot with butter. <text:s/>Cover and cook on high for 2 hours and on low for 4 hours.</text:p>
      <text:p text:style-name="Standard"/>
      <text:p text:style-name="P18">Golden Corn Bread</text:p>
      <text:p text:style-name="P19"/>
      <text:p text:style-name="Standard">2 eggs, lightly beaten<text:tab/><text:tab/><text:tab/><text:tab/><text:tab/>1 cup milk</text:p>
      <text:p text:style-name="Standard">1/4 cup oil<text:tab/><text:tab/><text:tab/><text:tab/><text:tab/><text:tab/>2-1/2 cups yellow<text:s/>self-rising cornmeal</text:p>
      <text:p text:style-name="Standard">1 cup all-purpose flour<text:tab/><text:tab/><text:tab/><text:tab/>1/2 can (15-oz.) cream-stylecorn</text:p>
      <text:p text:style-name="Standard">1/4 cup sugar, optional*</text:p>
      <text:p text:style-name="Standard"/>
      <text:p text:style-name="Standard">Preheat oven to 450º. <text:s/>Grease a skillet or 9" square baking pan (you can also use corn stick pans.) <text:s/>Combine the wet ingredients; add remaining ingredients. <text:s/>Stir until smooth. <text:s/>Pour batter into the pan. <text:s/>Bake 20-25 minutes.</text:p>
      <text:p text:style-name="Standard">Variations: <text:s/>Add 1/4 cup crumbled bacon, 1/4 cup chopped onion, 1/4 cup chopped jalapeno peppers or 1/4 cup grated cheese.</text:p>
      <text:p text:style-name="Standard">*This is Lou: <text:s/>I don't care for sweet bread so I don't add sugar, but this is optional.</text:p>
      <text:p text:style-name="Standard"/>
      <text:p text:style-name="P20">Mexican Cornbread #1</text:p>
      <text:p text:style-name="Standard"/>
      <text:p text:style-name="Standard">1-1/2 cups meal (yellow-plain)<text:tab/><text:tab/><text:tab/>3 teaspoons baking powder</text:p>
      <text:p text:style-name="Standard">2 teaspoons sugar<text:tab/><text:tab/><text:tab/><text:tab/><text:tab/>1 teaspoon salt</text:p>
      <text:p text:style-name="Standard">3 eggs,slightly beaten<text:tab/><text:tab/><text:tab/><text:tab/><text:tab/>2/3 cup crisco oil (canola)</text:p>
      <text:p text:style-name="Standard">3 pimentoes (or small jar, drained)<text:tab/><text:tab/><text:tab/>1 cup sour cream</text:p>
      <text:p text:style-name="Standard">3 j'alapeno peppers (or bell pepper with<text:s/><text:tab/><text:tab/>3 onions, chopped</text:p>
      <text:p text:style-name="Standard"><text:tab/>dash of tabasco sauce)<text:tab/><text:tab/><text:tab/>1 can cream-style corn</text:p>
      <text:p text:style-name="Standard">1 can whole kernel corn, drained<text:tab/><text:tab/><text:tab/>1 cup sharp cheddar cheese, grated</text:p>
      <text:p text:style-name="Standard"/>
      <text:p text:style-name="Standard">Mix all dry ingredients together; add all remaining ingredients<text:s/><text:span text:style-name="T21">except</text:span><text:span text:style-name="T22"><text:s/></text:span>cheese. <text:s/>Pour 1/2 mixure into baking dish; spread 1/2 cheese on top; pour remaining 1/2 mixture and top with remaining cheese. <text:s/>Bake 1 hour at 350º. <text:s/>6-8 servings.</text:p>
      <text:p text:style-name="Standard"/>
      <text:p text:style-name="P23">Mexican Cornbread #2</text:p>
      <text:p text:style-name="P24"/>
      <text:p text:style-name="Standard">1-1/2 cups self-rising meal<text:tab/><text:tab/><text:tab/><text:tab/>1/2 cup self-rising flour</text:p>
      <text:p text:style-name="Standard">1 small can<text:s/>cream-style corn<text:tab/><text:tab/><text:tab/><text:tab/>3 pods j'alapeno (pickled) peppers, chopped fine</text:p>
      <text:p text:style-name="Standard">2 oz. American cheese, grated<text:tab/><text:tab/><text:tab/>1 small onion, chopped fine</text:p>
      <text:p text:style-name="Standard">2 eggs<text:tab/><text:tab/><text:tab/><text:tab/><text:tab/><text:tab/><text:tab/>1 cup buttermilk</text:p>
      <text:p text:style-name="Standard">1/4 cup mayonnaise</text:p>
      <text:p text:style-name="Standard"/>
      <text:p text:style-name="Standard">Mix meal and flour; add corn, peppers, cheese, onions, eggs, mayonnaise and<text:s/>buttermilk. <text:s/>Mix well; pour into greased iron skillet. <text:s/>Bake at 450º for 35-40 minutes. <text:s text:c="57"/></text:p>
      <text:p text:style-name="P25">Hush Puppies<text:tab/><text:tab/></text:p>
      <text:p text:style-name="P26">Becky Wright</text:p>
      <text:p text:style-name="P27"/>
      <text:p text:style-name="Standard">1-1/2cups cornmeal<text:tab/><text:tab/><text:tab/><text:tab/><text:tab/>3/4 cup flour</text:p>
      <text:p text:style-name="Standard">2 tablespoons sugar<text:tab/><text:tab/><text:tab/><text:tab/><text:tab/>1 onion, chopped fine</text:p>
      <text:p text:style-name="Standard">1/2 cup buttermilk<text:tab/><text:tab/><text:tab/><text:tab/><text:tab/>1 large egg</text:p>
      <text:p text:style-name="Standard">1 small can cream-style corn<text:tab/><text:tab/><text:tab/><text:tab/>Canola Oil</text:p>
      <text:p text:style-name="Standard"/>
      <text:p text:style-name="Standard">Add all ingredients except buttermilk. <text:s/>Add buttermilk slowly. <text:s/>(You might not need 1/2). <text:s/>Mix well. <text:s/>Put oil to a depth of 3"; heat to 375º. <text:s/>Drop by rounded teaspoons into hot oil. <text:s/>Fry several minutes on each side until golden brown. <text:s/>Drain on paper.</text:p>
      <text:p text:style-name="Standard"/>
      <text:p text:style-name="P28">Mississippi Hush Puppies</text:p>
      <text:p text:style-name="P29"/>
      <text:p text:style-name="Standard">1 cup self-rising cornmeal mix<text:tab/><text:tab/><text:tab/>1/2 cup self-rising flour</text:p>
      <text:p text:style-name="Standard">1 tablespoon sugar<text:tab/><text:tab/><text:tab/><text:tab/><text:tab/>1 large egg</text:p>
      <text:p text:style-name="Standard">1/2 cup milk or beer*<text:tab/><text:tab/><text:tab/><text:tab/><text:tab/>1/2 cup diced onion</text:p>
      <text:p text:style-name="Standard">1/2 cup chopped green bell pepper<text:tab/><text:tab/><text:tab/>1 j'alapeno pepper, chopped fine</text:p>
      <text:p text:style-name="Standard">Vegetable Oil (Canola)</text:p>
      <text:p text:style-name="Standard"/>
      <text:p text:style-name="Standard">Combine cornmeal, flour and sugar in a large bowl; make a wel in center of mixture. <text:s/>Combine egg with remaining ingredients except vegetable oil; stirring well; add to dry<text:s/>ingredients, stirring just until moistened. <text:s/>Pour oil to a depth of 3" into a dutch over or large saucepan; heat to 375º. <text:s/>Drop batter by rounded tablespoons into hot oil, and fry in batches 2 minutes on each side or until golden brown. Drain on paper towels; serve immediately. <text:s/>Yields: 1-1/2 dozen.</text:p>
      <text:p text:style-name="Standard">*Substituting beer for milk makes these puppies lighter and tangier.</text:p>
      <text:p text:style-name="Standard"/>
      <text:p text:style-name="P30">Catfish House Hushpuppies</text:p>
      <text:p text:style-name="P31"/>
      <text:p text:style-name="Standard">2 cups self-rising cornmeal<text:tab/><text:tab/><text:tab/><text:tab/>1 cup flour</text:p>
      <text:p text:style-name="Standard">1 cup onion, chopped finely<text:tab/><text:tab/><text:tab/><text:tab/>1 cup corn relish (corn and pimento –</text:p>
      <text:p text:style-name="Standard">2<text:s/>tablespoons sugar<text:tab/><text:tab/><text:tab/><text:tab/><text:tab/><text:tab/>(10 parts corn to 1 part pimento)</text:p>
      <text:p text:style-name="Standard">1 egg<text:tab/><text:tab/><text:tab/><text:tab/><text:tab/><text:tab/><text:tab/>Milk (2% or skim)<text:s/></text:p>
      <text:p text:style-name="Standard"/>
      <text:p text:style-name="Standard">Add dry ingredients; add remainder adding milk last. <text:s/>Add milk to get desired consistency. <text:s/>(Use scoop to drop hushpuppies into hot oil - 375<text:span text:style-name="T32">°</text:span>.</text:p>
      <text:p text:style-name="Standard"/>
      <text:p text:style-name="P33">Sour Cream Corn Muffins</text:p>
      <text:p text:style-name="Standard"/>
      <text:p text:style-name="Standard">1 (8-oz.) sour cream<text:tab/><text:tab/><text:tab/><text:tab/><text:tab/>1 cup self-rising cornmeal</text:p>
      <text:p text:style-name="Standard">1 small can cream-style corn<text:tab/><text:tab/><text:tab/><text:tab/>1/2 cup vegetable oil</text:p>
      <text:p text:style-name="Standard">3 eggs, beaten<text:tab/><text:tab/><text:tab/><text:tab/><text:tab/><text:tab/>dash saltl</text:p>
      <text:p text:style-name="Standard"/>
      <text:p text:style-name="Standard">Mix all ingredients and bake in muffin tins lined with paper cups. <text:s/>Bake for 20 minutes at 350º</text:p>
      <text:p text:style-name="Standard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Mexican Corn Bread</text:p>
      <text:p text:style-name="P42">Recipe from Favorite Recipes of Home Economics Teachers</text:p>
      <text:p text:style-name="P43">Ths is my favorite cornbread.</text:p>
      <text:p text:style-name="P44"/>
      <text:p text:style-name="Standard">3 cups self-risng meal<text:tab/><text:tab/><text:tab/><text:tab/><text:tab/>3 tablespooons sugar</text:p>
      <text:p text:style-name="Standard">1 teaspoon salt<text:tab/><text:tab/><text:tab/><text:tab/><text:tab/>1 large onion,chopped fine</text:p>
      <text:p text:style-name="Standard">1 can cream corn<text:s/><text:tab/><text:tab/><text:tab/><text:tab/><text:tab/>1-1/2 cups grated Cheddar cheese</text:p>
      <text:p text:style-name="Standard">1 cup<text:s/>vegetable oil, slightly less<text:tab/><text:tab/><text:tab/>1-1/2 milk</text:p>
      <text:p text:style-name="Standard">3 eggs<text:tab/><text:tab/><text:tab/><text:tab/><text:tab/><text:tab/><text:tab/></text:p>
      <text:p text:style-name="Standard"/>
      <text:p text:style-name="Standard">Preheat oven to 400º. <text:s/>Spray muffin tins with spray. <text:s/>Mix all above ingredients; put in muffin tins or two skillets. <text:s/>Bake for 45 minutes. <text:s/>May be frozen. <text:s/></text:p>
      <text:p text:style-name="Standard"/>
      <text:p text:style-name="P45">Cornbread Sticks</text:p>
      <text:p text:style-name="P46">Blue Moon Inn Recipe</text:p>
      <text:p text:style-name="Standard"/>
      <text:p text:style-name="Standard">1<text:s/>½ cups plus 1 tablespoon yellow cornmeal<text:tab/>1 ½ cups flour</text:p>
      <text:p text:style-name="Standard">½ teaspoon baking powder<text:tab/><text:tab/><text:tab/><text:tab/>1 teaspoon baking soda</text:p>
      <text:p text:style-name="Standard">1 teaspoon salt<text:tab/><text:tab/><text:tab/><text:tab/><text:tab/>½ cup sugar, optional</text:p>
      <text:p text:style-name="Standard">2 eggs, well beaten<text:tab/><text:tab/><text:tab/><text:tab/><text:tab/>¼ cup melted butter</text:p>
      <text:p text:style-name="Standard">2 cups buttermilk</text:p>
      <text:p text:style-name="Standard"/>
      <text:p text:style-name="Standard">Oil heavy iron muffin stick pans with oil and heat until sizzling in 400<text:span text:style-name="T47">°</text:span><text:s/>oven. <text:s/>Mix and sift dry ingredients together; add to cornmeal. <text:s/>Add beaten eggs to buttermilk and butter. <text:s/>Pour into dry ingredients and combine with few rapid strokes. <text:s/>Pour into sizzling irons and bake at 400<text:span text:style-name="T48">° for 20-25 minu</text:span><text:span text:style-name="T49">tes.</text:span></text:p>
      <text:p text:style-name="P50"/>
      <text:p text:style-name="P51">Lake Martin Cornbread</text:p>
      <text:p text:style-name="P52">Recipe Adapted from Husk Restaurant in Charleston, SC</text:p>
      <text:p text:style-name="P53"/>
      <text:p text:style-name="P54">2 cups coarse yellow cornmeal<text:tab/><text:tab/><text:tab/>5 tablespoons bacon drippings,<text:s/></text:p>
      <text:p text:style-name="P55">1 teaspoon salt<text:tab/><text:tab/><text:tab/><text:tab/><text:tab/><text:tab/>melted but not hot</text:p>
      <text:p text:style-name="P56">½ teaspoon baking soda<text:tab/><text:tab/><text:tab/><text:tab/>1 large egg, lightly beaten</text:p>
      <text:p text:style-name="P57">½ teaspoon<text:s/>baking powder<text:tab/><text:tab/><text:tab/><text:tab/>1 ½ cups buttermilk (see note)</text:p>
      <text:p text:style-name="P58">Large pinch of salt</text:p>
      <text:p text:style-name="P59"/>
      <text:p text:style-name="P60">Heat oven to 450°. <text:s/>Pre-heat a 10“ cast-iron skillet inside the oven. <text:s/>Combine cornmeal, salt, baking soda and baking powder. <text:s/>In another bowl, combine 4 tablespoons of bacon drippings, egg and buttermilk. <text:s/>Combine wet and dry ingredients until smooth batter comes together. <text:s/>Carefully move hot skillet from oven to a burner over high heat. <text:s/>Add remaining tablespoon of bacon drippings to the pan. <text:s/>Swirl the batter around the hot skillet to make sure it is evenly distributed.</text:p>
      <text:p text:style-name="P61">Return to oven for about 15 minutes, or until a toothpick inserted into the cornbread comes out dry.</text:p>
      <text:p text:style-name="P62"/>
      <text:p text:style-name="Standard"><text:span text:style-name="T63">Note: <text:s/>The type and freshness of the cornmeal will affect the final product. <text:s/>If you are using cornmeeal from Anson<text:s/></text:span><text:span text:style-name="T64">Mills or some other high quality cornmeal, follow the recipe</text:span><text:span text:style-name="T65">. <text:s/>If you are using a store brand cornmeal, cut cornmeal to 1 ½ cups and add ½ cup all-purpose flour.</text:span></text:p>
      <text:p text:style-name="Standard"><text:span text:style-name="T66">Buttermilk was the liquid left after butter was churned. <text:s/>But like so much of our food, commer</text:span><text:span text:style-name="T67">cialization has turned into bacteria added low-fat milk that is thickened and has a tangy flaor. <text:s/>Some producers even add flects of butter to give it real look of buttermilk.</text:span></text:p>
      <text:p text:style-name="P68"/>
      <text:p text:style-name="P6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Bread - Cornbread</text:p>
      </style:header>
      <style:footer>
        <text:p text:style-name="P3"><text:page-number text:fixed="false">5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1T23:32:00Z</dc:date>
    <meta:template xlink:href="Normal" xlink:type="simple"/>
    <meta:editing-cycles>10</meta:editing-cycles>
    <meta:editing-duration>PT6780S</meta:editing-duration>
    <meta:user-defined meta:name="Info 1"/>
    <meta:user-defined meta:name="Info 2"/>
    <meta:user-defined meta:name="Info 3"/>
    <meta:user-defined meta:name="Info 4"/>
    <meta:document-statistic meta:page-count="1" meta:paragraph-count="18" meta:word-count="1350" meta:character-count="9032" meta:row-count="64" meta:non-whitespace-character-count="7700"/>
  </office:meta>
</office:document-meta>
</file>